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70eb22" officeooo:paragraph-rsid="0070eb22"/>
    </style:style>
    <style:style style:name="P2" style:family="paragraph" style:parent-style-name="Standard">
      <style:text-properties officeooo:rsid="00150f4c" officeooo:paragraph-rsid="00150f4c"/>
    </style:style>
    <style:style style:name="P3" style:family="paragraph" style:parent-style-name="Standard">
      <style:text-properties officeooo:rsid="00175c88" officeooo:paragraph-rsid="00175c88"/>
    </style:style>
    <style:style style:name="P4" style:family="paragraph" style:parent-style-name="Standard">
      <style:text-properties fo:font-style="normal" fo:font-weight="bold" officeooo:rsid="001675e2" officeooo:paragraph-rsid="001675e2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officeooo:rsid="001675e2" officeooo:paragraph-rsid="001675e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7f793" officeooo:paragraph-rsid="001675e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d6364" officeooo:paragraph-rsid="002d636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rsid="0050c697" officeooo:paragraph-rsid="0050c697"/>
    </style:style>
    <style:style style:name="P9" style:family="paragraph" style:parent-style-name="Standard">
      <style:text-properties style:font-name="Liberation Serif1" fo:font-size="12pt" fo:font-style="italic" fo:font-weight="bold" officeooo:rsid="006702c5" officeooo:paragraph-rsid="001675e2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officeooo:rsid="00721fd2" officeooo:paragraph-rsid="00721fd2"/>
    </style:style>
    <style:style style:name="P11" style:family="paragraph" style:parent-style-name="Standard">
      <style:text-properties style:text-underline-style="none" officeooo:rsid="0050c697" officeooo:paragraph-rsid="00175c88" loext:padding="0.0201in" loext:border-left="none" loext:border-right="none" loext:border-top="0.99pt solid #000000" loext:border-bottom="none" loext:shadow="none"/>
    </style:style>
    <style:style style:name="P12" style:family="paragraph" style:parent-style-name="Standard">
      <style:paragraph-properties fo:margin-top="0.0201in" fo:margin-bottom="0in" loext:contextual-spacing="false"/>
    </style:style>
    <style:style style:name="P13" style:family="paragraph" style:parent-style-name="Standard">
      <style:paragraph-properties fo:padding="0.0201in" fo:border-left="none" fo:border-right="none" fo:border-top="0.51pt solid #009900" fo:border-bottom="0.51pt solid #009900" style:shadow="none" style:writing-mode="page"/>
      <style:text-properties fo:font-style="italic" officeooo:rsid="001675e2" officeooo:paragraph-rsid="001da36b" style:font-style-asian="italic" style:font-style-complex="italic"/>
    </style:style>
    <style:style style:name="P14" style:family="paragraph" style:parent-style-name="Standard">
      <style:paragraph-properties fo:padding="0.0201in" fo:border-left="none" fo:border-right="none" fo:border-top="0.51pt solid #009900" fo:border-bottom="0.51pt solid #009900" style:shadow="none" style:writing-mode="page"/>
      <style:text-properties fo:font-style="italic" officeooo:rsid="001675e2" officeooo:paragraph-rsid="006702c5" style:font-style-asian="italic" style:font-style-complex="italic"/>
    </style:style>
    <style:style style:name="P15" style:family="paragraph" style:parent-style-name="Standard">
      <style:paragraph-properties fo:padding="0.0201in" fo:border-left="none" fo:border-right="none" fo:border-top="0.51pt solid #009900" fo:border-bottom="0.51pt solid #009900" style:shadow="none" style:writing-mode="page"/>
      <style:text-properties fo:font-style="italic" officeooo:rsid="001675e2" officeooo:paragraph-rsid="0067ccd3" style:font-style-asian="italic" style:font-style-complex="italic"/>
    </style:style>
    <style:style style:name="P16" style:family="paragraph" style:parent-style-name="Standard">
      <style:paragraph-properties fo:padding="0.0201in" fo:border-left="none" fo:border-right="none" fo:border-top="0.51pt solid #009900" fo:border-bottom="0.51pt solid #009900" style:shadow="none" style:writing-mode="page"/>
      <style:text-properties fo:font-style="italic" officeooo:rsid="00175c88" officeooo:paragraph-rsid="00175c88" style:font-style-asian="italic" style:font-style-complex="italic"/>
    </style:style>
    <style:style style:name="P17" style:family="paragraph" style:parent-style-name="Standard">
      <style:paragraph-properties fo:padding="0.0201in" fo:border-left="none" fo:border-right="none" fo:border-top="0.51pt solid #009900" fo:border-bottom="0.51pt solid #009900" style:shadow="none" style:writing-mode="page"/>
      <style:text-properties fo:font-style="italic" officeooo:rsid="00175c88" officeooo:paragraph-rsid="00604067" style:font-style-asian="italic" style:font-style-complex="italic"/>
    </style:style>
    <style:style style:name="P18" style:family="paragraph" style:parent-style-name="Standard">
      <style:paragraph-properties fo:padding="0.0201in" fo:border-left="none" fo:border-right="none" fo:border-top="0.51pt solid #009900" fo:border-bottom="0.51pt solid #009900" style:shadow="none" style:writing-mode="page"/>
      <style:text-properties fo:font-style="italic" officeooo:rsid="0069d44c" officeooo:paragraph-rsid="0069d44c" style:font-style-asian="italic" style:font-style-complex="italic"/>
    </style:style>
    <style:style style:name="P19" style:family="paragraph" style:parent-style-name="Standard">
      <style:paragraph-properties fo:padding="0.0201in" fo:border-left="none" fo:border-right="none" fo:border-top="0.51pt solid #009900" fo:border-bottom="0.51pt solid #009900" style:shadow="none" style:writing-mode="page"/>
      <style:text-properties fo:font-style="italic" officeooo:rsid="006b090b" officeooo:paragraph-rsid="006b090b" style:font-style-asian="italic" style:font-style-complex="italic"/>
    </style:style>
    <style:style style:name="P20" style:family="paragraph" style:parent-style-name="Standard">
      <style:paragraph-properties fo:padding="0.0201in" fo:border-left="none" fo:border-right="none" fo:border-top="0.51pt solid #009900" fo:border-bottom="0.51pt solid #009900" style:shadow="none" style:writing-mode="page"/>
      <style:text-properties officeooo:paragraph-rsid="006b090b"/>
    </style:style>
    <style:style style:name="P21" style:family="paragraph" style:parent-style-name="Preformatted_20_Text">
      <style:paragraph-properties fo:padding="0.0201in" fo:border-left="none" fo:border-right="none" fo:border-top="0.51pt solid #009900" fo:border-bottom="0.51pt solid #009900" style:shadow="none" style:writing-mode="page"/>
      <style:text-properties fo:font-style="italic" officeooo:rsid="00175c88" officeooo:paragraph-rsid="00175c88" style:font-style-asian="italic" style:font-style-complex="italic"/>
    </style:style>
    <style:style style:name="P22" style:family="paragraph" style:parent-style-name="Standard">
      <style:paragraph-properties fo:padding="0.0201in" fo:border-left="3pt solid #ff3333" fo:border-right="none" fo:border-top="none" fo:border-bottom="none" style:shadow="none" style:writing-mode="page"/>
      <style:text-properties officeooo:rsid="0050c697" officeooo:paragraph-rsid="0050c697"/>
    </style:style>
    <style:style style:name="P23" style:family="paragraph" style:parent-style-name="Standard">
      <style:paragraph-properties fo:padding="0.0201in" fo:border-left="6.01pt solid #00cc00" fo:border-right="none" fo:border-top="none" fo:border-bottom="none" style:shadow="none" style:writing-mode="page"/>
      <style:text-properties fo:font-style="italic" officeooo:rsid="00721fd2" officeooo:paragraph-rsid="00721fd2" style:font-style-asian="italic" style:font-style-complex="italic"/>
    </style:style>
    <style:style style:name="P2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solid" draw:fill-color="#009900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size="20pt" style:font-size-asian="20pt" style:font-size-complex="20pt" fo:hyphenate="false"/>
    </style:style>
    <style:style style:name="T1" style:family="text">
      <style:text-properties officeooo:rsid="0017f793"/>
    </style:style>
    <style:style style:name="T2" style:family="text">
      <style:text-properties officeooo:rsid="001da36b"/>
    </style:style>
    <style:style style:name="T3" style:family="text">
      <style:text-properties fo:color="#000000" style:text-line-through-style="none" style:text-line-through-type="none" style:text-underline-style="none" officeooo:rsid="001da36b" loext:padding="0.0201in" loext:border-left="none" loext:border-right="none" loext:border-top="none" loext:border-bottom="1.5pt solid #00cc00" loext:shadow="none"/>
    </style:style>
    <style:style style:name="T4" style:family="text">
      <style:text-properties fo:color="#000000" style:text-line-through-style="none" style:text-line-through-type="none" style:text-underline-style="none" officeooo:rsid="00311dd8" loext:padding="0.0201in" loext:border-left="none" loext:border-right="none" loext:border-top="none" loext:border-bottom="1.5pt solid #00cc00" loext:shadow="none"/>
    </style:style>
    <style:style style:name="T5" style:family="text">
      <style:text-properties officeooo:rsid="0050d4d2"/>
    </style:style>
    <style:style style:name="T6" style:family="text">
      <style:text-properties officeooo:rsid="0052bfa7"/>
    </style:style>
    <style:style style:name="T7" style:family="text">
      <style:text-properties style:font-name="Liberation Serif1" fo:font-size="12pt" officeooo:rsid="006702c5" style:font-size-asian="12pt" style:font-size-complex="12pt"/>
    </style:style>
    <style:style style:name="T8" style:family="text">
      <style:text-properties fo:font-style="italic" officeooo:rsid="006b090b" style:font-style-asian="italic" style:font-style-complex="italic"/>
    </style:style>
    <style:style style:name="T9" style:family="text">
      <style:text-properties officeooo:rsid="00620d49"/>
    </style:style>
    <style:style style:name="T10" style:family="text">
      <style:text-properties officeooo:rsid="0067ccd3"/>
    </style:style>
    <style:style style:name="T11" style:family="text">
      <style:text-properties officeooo:rsid="0069d44c"/>
    </style:style>
    <style:style style:name="T12" style:family="text">
      <style:text-properties officeooo:rsid="00741c44"/>
    </style:style>
    <style:style style:name="T13" style:family="text">
      <style:text-properties fo:font-size="20pt" style:font-size-asian="20pt" style:font-size-complex="20pt"/>
    </style:style>
    <style:style style:name="gr1" style:family="graphic">
      <style:graphic-properties draw:stroke="solid" svg:stroke-width="0.0209in" svg:stroke-color="#000000" draw:marker-start-width="0.1701in" draw:marker-end-width="0.1701in" draw:fill="solid" draw:fill-color="#009900" draw:textarea-vertical-align="middle" fo:min-height="0.7736in" fo:padding-top="0.0102in" fo:padding-bottom="0.0102in" fo:padding-left="0.0102in" fo:padding-right="0.0102in" style:run-through="foreground" style:wrap="parallel" style:number-wrapped-paragraphs="no-limit" style:wrap-contour="true" style:wrap-contour-mode="full" style:vertical-pos="from-top" style:vertical-rel="page" style:horizontal-pos="from-left" style:horizontal-rel="page-end-margin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hape1" draw:style-name="gr1" draw:text-style-name="P25" svg:width="8.2705in" svg:height="0.7949in" svg:x="-7.8909in" svg:y="-0.0972in">
        <draw:text-box>
          <text:p text:style-name="P24"><text:span text:style-name="T13">#!/bin/ <text:s text:c="25"/>C MAKE BASH PYTHON3 CODE STANDARD</text:span></text:p>
        </draw:text-box>
      </draw:frame>
      <text:p text:style-name="P5">#ifndef __FW_COMMON_H</text:p>
      <text:p text:style-name="P5">#define __FW_COMMON_H</text:p>
      <text:p text:style-name="P6"/>
      <text:p text:style-name="P5">#define MAX 1234567890</text:p>
      <text:p text:style-name="P5">#define MAX_SIZE 80</text:p>
      <text:p text:style-name="P6"/>
      <text:p text:style-name="P7">void fw_clock_conf(void);</text:p>
      <text:p text:style-name="P7">void fw_timer_conf(void);</text:p>
      <text:p text:style-name="P7">void fw_power_conf(void);</text:p>
      <text:p text:style-name="P4"/>
      <text:p text:style-name="P4">#endif</text:p>
      <text:p text:style-name="P9"/>
      <text:p text:style-name="P14">/*******************************************</text:p>
      <text:p text:style-name="P13"><text:s text:c="3"/>* <text:span text:style-name="T2">@FILE<text:tab/><text:tab/></text:span><text:span text:style-name="T3">fw_common.c /</text:span><text:span text:style-name="T4"> </text:span><text:span text:style-name="T3">fw_clock.c</text:span></text:p>
      <text:p text:style-name="P14"><text:s text:c="3"/>* <text:span text:style-name="T2">@AUTHOR<text:tab/>FREEYSH</text:span></text:p>
      <text:p text:style-name="P14"><text:s text:c="3"/>* <text:span text:style-name="T2">@VERSION<text:tab/>V1.0</text:span></text:p>
      <text:p text:style-name="P13"><text:s text:c="3"/>* <text:span text:style-name="T2">@DATE<text:tab/><text:tab/>2019-03-19</text:span></text:p>
      <text:p text:style-name="P15"><text:s text:c="3"/>* <text:span text:style-name="T10">@COMPILER<text:tab/>[</text:span><text:span text:style-name="T7">arm-none-eabi-gcc]</text:span></text:p>
      <text:p text:style-name="P15"><text:s text:c="3"/>* <text:span text:style-name="T2">@BRIEF<text:tab/><text:tab/>public data</text:span></text:p>
      <text:p text:style-name="P13"><text:s text:c="3"/>*/</text:p>
      <text:p text:style-name="P16">#include &lt;stdio.h&gt;</text:p>
      <text:p text:style-name="P18">#include &lt;stdlib.h&gt;</text:p>
      <text:p text:style-name="P16"/>
      <text:p text:style-name="P16">/* <text:span text:style-name="T9">This is a comment </text:span>*/</text:p>
      <text:p text:style-name="P21">int main<text:span text:style-name="T1">(int argc, char **argv) </text:span>{</text:p>
      <text:p text:style-name="P16"><text:tab/>int i;</text:p>
      <text:p text:style-name="P16"><text:tab/>for (i = 0; i &lt; <text:span text:style-name="T11">argc</text:span>; i++) <text:s/>{</text:p>
      <text:p text:style-name="P17"><text:tab/><text:tab/>printf(“%<text:span text:style-name="T11">s</text:span>\n”, <text:span text:style-name="T11">argv[i]</text:span>);<text:tab/>/* <text:span text:style-name="T9">This is a comment </text:span>*/</text:p>
      <text:p text:style-name="P16"><text:tab/>}</text:p>
      <text:p text:style-name="P16"><text:tab/>return 0;</text:p>
      <text:p text:style-name="P16">}</text:p>
      <text:p text:style-name="P16"/>
      <text:p text:style-name="P19">ysh@debian:~$ gcc example.c -o hello</text:p>
      <text:p text:style-name="P20"><text:a xlink:type="simple" xlink:href="mailto:ysh@debian" text:style-name="Internet_20_link" text:visited-style-name="Visited_20_Internet_20_Link"><text:span text:style-name="T8">ysh@debian</text:span></text:a><text:span text:style-name="T8">:~$ ./hello para1 para2 paraN</text:span></text:p>
      <text:p text:style-name="P10"><text:s text:c="4"/></text:p>
      <text:p text:style-name="P23"><text:s/>A &amp; (1 &lt;&lt; n)<text:tab/><text:tab/><text:tab/>查 A的第<text:span text:style-name="T12">N</text:span>位是0还是1</text:p>
      <text:p text:style-name="P23"><text:s/>A |= (1 &lt;&lt; n)<text:tab/><text:tab/><text:tab/>将 A的第<text:span text:style-name="T12">N</text:span>位置位(1)</text:p>
      <text:p text:style-name="P23"><text:s/>A &amp;= ~(1 &lt;&lt; n)<text:tab/><text:tab/><text:tab/>将 A的第<text:span text:style-name="T12">N</text:span>位清零(0)</text:p>
      <text:p text:style-name="P23"><text:s/>A ^= (1 &lt;&lt; n)<text:tab/><text:tab/><text:tab/>将 A的第<text:span text:style-name="T12">N</text:span>位取反(异或, 相同为0, 不同为1)</text:p>
      <text:p text:style-name="P11"/>
      <text:p text:style-name="P22"><text:a xlink:type="simple" xlink:href="mailto:QQ@961832097" text:style-name="Internet_20_link" text:visited-style-name="Visited_20_Internet_20_Link">QQ@961832097</text:a>:$VARIABLE%+=u</text:p>
      <text:p text:style-name="P22"><text:span text:style-name="T6">QQ@</text:span>952736551:fghgha$VARIABLEyu</text:p>
      <text:p text:style-name="P22"><text:a xlink:type="simple" xlink:href="mailto:BAIDU@yushihu" text:style-name="Internet_20_link" text:visited-style-name="Visited_20_Internet_20_Link">Baidu@yushihu</text:a>:$VARIABLE;@+y</text:p>
      <text:p text:style-name="P22">Google@stm961832097@gmail.com:$VARIABLE</text:p>
      <text:p text:style-name="P22"><text:span text:style-name="T5">STM32:</text:span>961832097@qq.com :$VARIABLEyu</text:p>
      <text:p text:style-name="P8"/>
      <text:p text:style-name="P8"/>
      <text:p text:style-name="P3"/>
      <text:p text:style-name="P3"/>
      <text:p text:style-name="P2"/>
      <text:p text:style-name="Standard"><text:soft-page-break/></text:p>
      <text:p text:style-name="Standard"/>
      <text:p text:style-name="P1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70eb22" officeooo:paragraph-rsid="0070eb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4:07:03.428798722</meta:creation-date>
    <dc:date>2019-03-26T15:53:13.479170581</dc:date>
    <meta:editing-duration>PT2H3M52S</meta:editing-duration>
    <meta:editing-cycles>35</meta:editing-cycles>
    <meta:generator>LibreOffice/5.2.7.2$Linux_X86_64 LibreOffice_project/20m0$Build-2</meta:generator>
    <meta:document-statistic meta:table-count="0" meta:image-count="0" meta:object-count="0" meta:page-count="2" meta:paragraph-count="38" meta:word-count="164" meta:character-count="925" meta:non-whitespace-character-count="790"/>
  </office:meta>
</office:document-meta>
</file>